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2.8752in" style:type="center"/>
          <style:tab-stop style:position="6.3752in" style:type="right"/>
        </style:tab-stops>
      </style:paragraph-properties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Century Gothic" fo:font-size="14pt" fo:font-weight="bold" officeooo:paragraph-rsid="001d2f12" style:font-name-asian="Century Gothic" style:font-size-asian="14pt" style:font-weight-asian="bold" style:font-name-complex="Century Gothic" style:font-size-complex="14pt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P4" style:family="paragraph" style:parent-style-name="Standard">
      <style:text-properties style:font-name="Century Gothic" fo:font-size="10pt" style:font-name-asian="Century Gothic" style:font-size-asian="10pt" style:font-name-complex="Century Gothic" style:font-size-complex="10pt"/>
    </style:style>
    <style:style style:name="P5" style:family="paragraph" style:parent-style-name="Standard">
      <style:paragraph-properties fo:margin-left="0.3in" fo:margin-right="0in" fo:line-height="0.1665in" fo:text-indent="-0.3in" style:auto-text-indent="false"/>
      <style:text-properties style:font-name="Century Gothic" fo:font-size="10pt" style:font-name-asian="Century Gothic" style:font-size-asian="10pt" style:font-name-complex="Century Gothic" style:font-size-complex="10pt"/>
    </style:style>
    <style:style style:name="P6" style:family="paragraph" style:parent-style-name="Standard" style:master-page-name="Standard">
      <style:paragraph-properties style:page-number="auto"/>
      <style:text-properties style:font-name="Century Gothic" fo:font-size="10pt" style:font-name-asian="Century Gothic" style:font-size-asian="10pt" style:font-name-complex="Century Gothic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709" style:font-weight-asian="bold" style:font-weight-complex="bold"/>
    </style:style>
    <style:style style:name="T3" style:family="text">
      <style:text-properties officeooo:rsid="001d2f12"/>
    </style:style>
    <style:style style:name="T4" style:family="text">
      <style:text-properties officeooo:rsid="001fd7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>1. <text:span text:style-name="T2">S</text:span><text:span text:style-name="T1">tudy the meaning</text:span> <text:span text:style-name="T4">(exegesis</text:span>) of the Key Term using Concordance, Bible Dictionaries, Handbooks, Key Biblical Terms book, Commentaries, etc.</text:p>
      <text:p text:style-name="P5">2. Write a <text:span text:style-name="T1">Tokples definition</text:span> of the Key Term. Write this definition in tokples as you do your <text:span text:style-name="T4">research and</text:span> study. Focus on including the main <text:span text:style-name="T4">parts</text:span> of <text:span text:style-name="T4">the </text:span>meaning in your tokples definition. This definition will be helpful in explaining the meaning to the Translation Committee and may be used in a glossary or Key Term Dictionary later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3. <text:span text:style-name="T1">Tokples words or expressions you have used in translating</text:span> this Key Term. Give some examples and references of where you have used these in translation (REMEMBER: different contexts may need to be translated in different ways).</text:p>
      <text:p text:style-name="P4"/>
      <text:p text:style-name="P4"/>
      <text:p text:style-name="P4"/>
      <text:p text:style-name="P4"/>
      <text:p text:style-name="P4"/>
      <text:p text:style-name="P4"/>
      <text:p text:style-name="P5">4. Give some <text:span text:style-name="T1">examples</text:span> of how these words or expressions might be used by the people apart from a biblical context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5. <text:span text:style-name="T1">Other possible or related Tokples words or expressions</text:span>. The Translation Committee should help decide whether or not these are acceptable.</text:p>
      <text:p text:style-name="P4"/>
      <text:p text:style-name="P4"/>
      <text:p text:style-name="P4"/>
      <text:p text:style-name="P4"/>
      <text:p text:style-name="P4"/>
      <text:p text:style-name="P5">6. Summarize the <text:span text:style-name="T1">results of village testing and suggestions from reviewers</text:span> regarding this Key Term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7. <text:span text:style-name="T1">Translation Committee approval</text:span> of the use of this Key Term. Date of<text:line-break/><text:line-break/>Approval_______________. Important facts discussed:</text:p>
      <text:p text:style-name="P4"/>
      <text:p text:style-name="P4"/>
      <text:p text:style-name="P5">8. Additional Comments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entury Schoolbook" svg:font-family="'Century Schoolbook'" style:font-family-generic="roman" style:font-pitch="variable"/>
    <style:font-face style:name="Liberation Serif" svg:font-family="'Liberation Serif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entury Schoolbook" fo:font-family="'Century Schoolbook'" style:font-family-generic="roman" style:font-pitch="variable" fo:font-size="12pt" fo:language="en" fo:country="US" style:font-name-asian="Century Schoolbook" style:font-family-asian="'Century Schoolbook'" style:font-family-generic-asian="roman" style:font-pitch-asian="variable" style:font-size-asian="12pt" style:font-name-complex="Century Schoolbook" style:font-family-complex="'Century Schoolbook'" style:font-family-generic-complex="roman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Century Gothic" fo:font-size="14pt" fo:font-weight="bold" officeooo:paragraph-rsid="001d2f12" style:font-name-asian="Century Gothic" style:font-size-asian="14pt" style:font-weight-asian="bold" style:font-name-complex="Century Gothic" style:font-size-complex="14pt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MP3" style:family="paragraph" style:parent-style-name="Footer">
      <style:paragraph-properties>
        <style:tab-stops>
          <style:tab-stop style:position="2.8752in" style:type="center"/>
          <style:tab-stop style:position="6.3752in" style:type="right"/>
        </style:tab-stops>
      </style:paragraph-properties>
      <style:text-properties style:font-name="Century Gothic" fo:font-size="10pt" fo:font-weight="bold" style:font-name-asian="Century Gothic" style:font-size-asian="10pt" style:font-weight-asian="bold" style:font-name-complex="Century Gothic" style:font-size-complex="10pt" style:font-weight-complex="bold"/>
    </style:style>
    <style:style style:name="MT1" style:family="text">
      <style:text-properties officeooo:rsid="001d2f12"/>
    </style:style>
    <style:page-layout style:name="Mpm1">
      <style:page-layout-properties fo:page-width="8.2681in" fo:page-height="11.6929in" style:num-format="1" style:print-orientation="portrait" fo:margin-top="0.5in" fo:margin-bottom="0.5in" fo:margin-left="0.9in" fo:margin-right="0.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in" fo:margin-bottom="0.161in" style:dynamic-spacing="true"/>
      </style:header-style>
      <style:footer-style>
        <style:header-footer-properties fo:min-height="0.2in" fo:margin-top="0.161in" style:dynamic-spacing="true"/>
      </style:footer-style>
    </style:page-layout>
  </office:automatic-styles>
  <office:master-styles>
    <style:master-page style:name="Standard" style:page-layout-name="Mpm1">
      <style:header>
        <text:p text:style-name="MP1">Key Term Worksheet</text:p>
        <text:p text:style-name="MP1"/>
        <text:p text:style-name="MP1"><text:s/>Key Term______________________________</text:p>
        <text:p text:style-name="MP2">(Continue writing on back of worksheet if there is not enough space on front.)</text:p>
      </style:header>
      <style:footer>
        <text:p text:style-name="MP3"><text:span text:style-name="MT1">2016</text:span> <text:span text:style-name="MT1">T</text:span>TC <text:span text:style-name="MT1">1</text:span> Translation <text:span text:style-name="MT1">Principles</text:span><text:tab/> Sample Worksheet Page for Key Terms Noteboo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. Do exegesis (study the meaning) of the Key Term using Concordance, Bible Dictionaries, Handbooks, Key Biblical Terms book, Commentaries, etc.</dc:title>
    <meta:initial-creator>Bill Martin</meta:initial-creator>
    <meta:creation-date>1995-05-08T02:28:00.000551000</meta:creation-date>
    <dc:creator>Bill Martin</dc:creator>
    <dc:date>2016-08-23T14:28:17.717422078</dc:date>
    <meta:editing-cycles>5</meta:editing-cycles>
    <meta:editing-duration>PT35M40S</meta:editing-duration>
    <meta:generator>LibreOffice/4.4.3.2$Linux_X86_64 LibreOffice_project/40m0$Build-2</meta:generator>
    <meta:document-statistic meta:table-count="0" meta:image-count="0" meta:object-count="0" meta:page-count="1" meta:paragraph-count="12" meta:word-count="224" meta:character-count="1420" meta:non-whitespace-character-count="1205"/>
  </office:meta>
</office:document-meta>
</file>